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35.22mm"/>
    </style:style>
    <style:style style:name="co3" style:family="table-column">
      <style:table-column-properties fo:break-before="auto" style:column-width="94.65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74.91mm"/>
    </style:style>
    <style:style style:name="co9" style:family="table-column">
      <style:table-column-properties fo:break-before="auto" style:column-width="47.7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14.73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112.27mm"/>
    </style:style>
    <style:style style:name="co15" style:family="table-column">
      <style:table-column-properties fo:break-before="auto" style:column-width="53.06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8.9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6" style:family="table-cell" style:parent-style-name="Default">
      <style:table-cell-properties fo:padding="0.55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66ffff" fo:border="0.99pt solid #000000"/>
    </style:style>
    <style:style style:name="ce2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visibility="collapse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11" office:value-type="string" calcext:value-type="string">
            <text:p>S9196-ND, S7111-ND, S7076-ND 952-1819-ND, <text:s/>H123831-ND</text:p>
          </table:table-cell>
          <table:table-cell table:style-name="ce25" table:number-columns-repeated="1016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IRFD9120PBF-ND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5" office:value-type="string" calcext:value-type="string">
            <text:p>1 pin 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5"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1528-2181-ND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</text:p>
          </table:table-cell>
          <table:table-cell table:style-name="ce5"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 it?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 it?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9" office:value-type="string" calcext:value-type="string">
            <text:p>Ordere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?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office:value-type="string" calcext:value-type="string">
            <text:p>6 inch, keyed, female</text:p>
            <text:p>6 inch, keyed, female</text:p>
            <text:p>6 inch, keyed, female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s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 for IMU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 for DRV8825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360-3177-ND (5A square .6 in) AMBER</text:p>
          </table:table-cell>
          <table:table-cell table:style-name="ce11" office:value-type="string" calcext:value-type="string">
            <text:p>612-ULV7F2BSS351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<text:s/>UB16SKG035D-DD-ND amber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UB16SKG035F-FF-ND <text:s/>green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<text:s/>UB16SKG035C-CC-ND red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6 position connector for PLUJ board</text:p>
          </table:table-cell>
          <table:table-cell table:number-columns-repeated="4"/>
          <table:table-cell table:style-name="ce11" office:value-type="string" calcext:value-type="string">
            <text:p>S5561-ND, S9204-ND, S5522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tus Code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  <text:p>RIGHT ANGLE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11" office:value-type="string" calcext:value-type="string">
            <text:p>S5561-ND , S9204-ND</text:p>
          </table:table-cell>
          <table:table-cell table:style-name="ce25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>
            <text:p><text:a xlink:href="https://www.digikey.ca/product-detail/en/3m/M3UUK-1606R/M3UUK-1606R-ND/233167" xlink:type="simple">https://www.digikey.ca/product-detail/en/3m/M3UUK-1606R/M3UUK-1606R-ND/233167</text:a> 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umpers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5" table:default-cell-style-name="Default"/>
        <table:table-row table:style-name="ro5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5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3"/>
          <table:table-cell table:style-name="ce16" office:value-type="string" calcext:value-type="string">
            <text:p>NOTES: <text:s/></text:p>
          </table:table-cell>
          <table:table-cell office:value-type="string" calcext:value-type="string">
            <text:p>-there are 8 jumpers. Both ends of each one is listed above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-jumper ID's that end in W are thicker to accommodate 3 Amps.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  <table:table-row table:style-name="ro5" table:number-rows-repeated="1048548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Full Schematic Component list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5" table:default-cell-style-name="Default"/>
        <table:table-row table:style-name="ro5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5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5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5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5" table:number-rows-repeated="1048513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00-00-00</text:date>, <text:time style:data-style-name="N2" text:time-value="11:52:34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5-29T12:54:25.591000000</dc:date>
    <meta:editing-duration>PT18H8M28S</meta:editing-duration>
    <meta:editing-cycles>16</meta:editing-cycles>
    <meta:document-statistic meta:table-count="3" meta:cell-count="728" meta:object-count="0"/>
  </office:meta>
</office:document-meta>
</file>